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  <style:text-properties officeooo:paragraph-rsid="00070557"/>
    </style:style>
    <style:style style:name="P3" style:family="paragraph" style:parent-style-name="Preformatted_20_Text">
      <style:paragraph-properties fo:margin-left="0cm" fo:margin-right="0cm" fo:margin-top="0.106cm" fo:margin-bottom="0.106cm" loext:contextual-spacing="false" fo:text-indent="0cm" style:auto-text-indent="false" fo:padding="0cm" fo:border="none"/>
      <style:text-properties officeooo:rsid="00087281" officeooo:paragraph-rsid="00087281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5" style:family="paragraph" style:parent-style-name="Preformatted_20_Text">
      <style:paragraph-properties fo:margin-top="0.106cm" fo:margin-bottom="0.106cm" loext:contextual-spacing="false" fo:padding="0cm" fo:border="none"/>
    </style:style>
    <style:style style:name="P6" style:family="paragraph" style:parent-style-name="Preformatted_20_Text">
      <style:paragraph-properties fo:margin-top="0.106cm" fo:margin-bottom="0.106cm" loext:contextual-spacing="false" fo:padding="0cm" fo:border="none"/>
      <style:text-properties officeooo:paragraph-rsid="00073277"/>
    </style:style>
    <style:style style:name="P7" style:family="paragraph" style:parent-style-name="Preformatted_20_Text">
      <style:paragraph-properties fo:margin-top="0.106cm" fo:margin-bottom="0.106cm" loext:contextual-spacing="false" fo:padding="0cm" fo:border="none"/>
      <style:text-properties officeooo:rsid="00073b54" officeooo:paragraph-rsid="00073b54"/>
    </style:style>
    <style:style style:name="P8" style:family="paragraph" style:parent-style-name="Preformatted_20_Text">
      <style:paragraph-properties fo:margin-top="0.106cm" fo:margin-bottom="0.106cm" loext:contextual-spacing="false" fo:padding="0cm" fo:border="none"/>
      <style:text-properties officeooo:rsid="00092a47" officeooo:paragraph-rsid="00092a47"/>
    </style:style>
    <style:style style:name="P9" style:family="paragraph" style:parent-style-name="Preformatted_20_Text">
      <style:paragraph-properties fo:margin-top="0.106cm" fo:margin-bottom="0.106cm" loext:contextual-spacing="false" fo:padding="0cm" fo:border="none"/>
      <style:text-properties officeooo:rsid="000b0a35" officeooo:paragraph-rsid="000b0a35"/>
    </style:style>
    <style:style style:name="P10" style:family="paragraph" style:parent-style-name="Preformatted_20_Text">
      <style:paragraph-properties fo:margin-top="0.106cm" fo:margin-bottom="0.106cm" loext:contextual-spacing="false" fo:padding="0cm" fo:border="none"/>
      <style:text-properties officeooo:rsid="000ca936" officeooo:paragraph-rsid="000ca936"/>
    </style:style>
    <style:style style:name="P11" style:family="paragraph" style:parent-style-name="Preformatted_20_Text">
      <style:paragraph-properties fo:margin-top="0.106cm" fo:margin-bottom="0.106cm" loext:contextual-spacing="false" fo:padding="0cm" fo:border="none"/>
      <style:text-properties officeooo:rsid="000cc09e" officeooo:paragraph-rsid="000cc09e"/>
    </style:style>
    <style:style style:name="P12" style:family="paragraph" style:parent-style-name="Preformatted_20_Text">
      <style:paragraph-properties fo:margin-top="0.106cm" fo:margin-bottom="0.106cm" loext:contextual-spacing="false" fo:padding="0cm" fo:border="none"/>
      <style:text-properties officeooo:rsid="000f27fd" officeooo:paragraph-rsid="000f27fd"/>
    </style:style>
    <style:style style:name="P13" style:family="paragraph" style:parent-style-name="Preformatted_20_Text">
      <style:paragraph-properties fo:margin-top="0.106cm" fo:margin-bottom="0.106cm" loext:contextual-spacing="false" fo:padding="0cm" fo:border="none"/>
      <style:text-properties officeooo:rsid="000f27fd" officeooo:paragraph-rsid="000fa8c2"/>
    </style:style>
    <style:style style:name="P14" style:family="paragraph" style:parent-style-name="Preformatted_20_Text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/>
      <style:text-properties officeooo:rsid="00070557" officeooo:paragraph-rsid="00070557"/>
    </style:style>
    <style:style style:name="P15" style:family="paragraph" style:parent-style-name="Preformatted_20_Text">
      <style:paragraph-properties fo:margin-top="0.106cm" fo:margin-bottom="0.106cm" loext:contextual-spacing="false" fo:padding="0cm" fo:border="none"/>
    </style:style>
    <style:style style:name="P16" style:family="paragraph" style:parent-style-name="Preformatted_20_Text">
      <style:paragraph-properties fo:margin-top="0.106cm" fo:margin-bottom="0.106cm" loext:contextual-spacing="false" fo:padding="0cm" fo:border="none"/>
      <style:text-properties officeooo:rsid="00071292" officeooo:paragraph-rsid="000a4a18"/>
    </style:style>
    <style:style style:name="P17" style:family="paragraph" style:parent-style-name="Preformatted_20_Text">
      <style:paragraph-properties fo:margin-top="0.106cm" fo:margin-bottom="0.106cm" loext:contextual-spacing="false" fo:padding="0cm" fo:border="none"/>
      <style:text-properties officeooo:rsid="00071292" officeooo:paragraph-rsid="00073277"/>
    </style:style>
    <style:style style:name="P18" style:family="paragraph" style:parent-style-name="Preformatted_20_Text">
      <style:paragraph-properties fo:margin-top="0.106cm" fo:margin-bottom="0.106cm" loext:contextual-spacing="false" fo:padding="0cm" fo:border="none"/>
      <style:text-properties officeooo:rsid="0012ebfe" officeooo:paragraph-rsid="0012ebfe"/>
    </style:style>
    <style:style style:name="P19" style:family="paragraph" style:parent-style-name="Preformatted_20_Text">
      <style:paragraph-properties fo:margin-top="0.106cm" fo:margin-bottom="0.106cm" loext:contextual-spacing="false" fo:padding="0cm" fo:border="none"/>
      <style:text-properties officeooo:rsid="0014c85a" officeooo:paragraph-rsid="0014c85a"/>
    </style:style>
    <style:style style:name="T1" style:family="text">
      <style:text-properties officeooo:rsid="00073b54"/>
    </style:style>
    <style:style style:name="T2" style:family="text">
      <style:text-properties officeooo:rsid="0014c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QL Training Task <text:span text:style-name="T2">1</text:span></text:p>
      <text:p text:style-name="P2"/>
      <text:p text:style-name="P2"><text:span text:style-name="T1">1.</text:span> <text:s text:c="6"/>Select employees first name, last name, job_id and salary whose first name starts with alphabet S</text:p>
      <text:p text:style-name="P2"/>
      <text:p text:style-name="P3">Ans. <text:s text:c="2"/>SELECT first_name, last_name, job_id, salary <text:s/>FROM employees</text:p>
      <text:p text:style-name="P3"><text:tab/> WHERE first_name LIKE 's%'</text:p>
      <text:p text:style-name="P2"/>
      <text:p text:style-name="P5"><text:span text:style-name="T1">2.</text:span> <text:s text:c="6"/>Write a query to select employee with the highest salary</text:p>
      <text:p text:style-name="P5"/>
      <text:p text:style-name="P7">Ans. <text:s/>SELECT first_name, last_name, phone_number, MAX(salary) FROM employees</text:p>
      <text:p text:style-name="P5"/>
      <text:p text:style-name="P5"><text:span text:style-name="T1">3.</text:span> <text:s text:c="6"/>Select employee with the second highest salary</text:p>
      <text:p text:style-name="P5"/>
      <text:p text:style-name="P8">Ans. <text:tab/>SELECT employee_id, first_name, last_name, salary FROM employees</text:p>
      <text:p text:style-name="P8"><text:tab/>ORDER by salary desc LIMIT 1,1</text:p>
      <text:p text:style-name="P8"/>
      <text:p text:style-name="P5"><text:span text:style-name="T1">4.</text:span> <text:s text:c="6"/>Fetch employees with 2nd or 3rd highest salary</text:p>
      <text:p text:style-name="P5"/>
      <text:p text:style-name="P8">Ans.<text:tab/>SELECT employee_id, first_name, last_name, salary FROM employees</text:p>
      <text:p text:style-name="P8"><text:tab/>WHERE salary ORDER BY salary DESC LIMIT 1,2</text:p>
      <text:p text:style-name="P8"/>
      <text:p text:style-name="P5"><text:span text:style-name="T1">5.</text:span> <text:s text:c="6"/>Write a query to select employees and their corresponding managers and their salaries</text:p>
      <text:p text:style-name="P5"/>
      <text:p text:style-name="P16">Ans. <text:s/>SELECT employee_id, first_name, last_name, manager_id, salary </text:p>
      <text:p text:style-name="P16"><text:tab/>FROM employees</text:p>
      <text:p text:style-name="P5"/>
      <text:p text:style-name="P5"><text:span text:style-name="T1">6.</text:span> <text:s text:c="6"/>Write a query to show count of employees under each manager in descending order</text:p>
      <text:p text:style-name="P5"/>
      <text:p text:style-name="P10">Ans. <text:tab/>SELECT manager_id, COUNT(*) AS employees</text:p>
      <text:p text:style-name="P10"><text:tab/>FROM employees GROUP by manager_id </text:p>
      <text:p text:style-name="P10"><text:tab/>ORDER by employees DESC</text:p>
      <text:p text:style-name="P10"/>
      <text:p text:style-name="P5"><text:span text:style-name="T1">7.</text:span> <text:s text:c="6"/>Find the count of employees in each department</text:p>
      <text:p text:style-name="P5"/>
      <text:p text:style-name="P11">Ans. <text:tab/>SELECT department_id, COUNT(*) AS total_employee</text:p>
      <text:p text:style-name="P11"><text:tab/>FROM employees GROUP BY department_id</text:p>
      <text:p text:style-name="P11"><text:s/></text:p>
      <text:p text:style-name="P11"/>
      <text:p text:style-name="P11"/>
      <text:p text:style-name="P5"/>
      <text:p text:style-name="P5"><text:soft-page-break/><text:span text:style-name="T1">8.</text:span> <text:s text:c="6"/>Get the count of employees hired year wise</text:p>
      <text:p text:style-name="P5"/>
      <text:p text:style-name="P11">Ans. <text:tab/> SELECT extract(year from hire_date) year, COUNT(*) total_employee FROM <text:tab/> employees GROUP BY extract(year FROM hire_date);</text:p>
      <text:p text:style-name="P5"/>
      <text:p text:style-name="P5"><text:span text:style-name="T1">9.</text:span> <text:s text:c="6"/>Find the salary range of employee – lik min, max avg sal of emp</text:p>
      <text:p text:style-name="P5"/>
      <text:p text:style-name="P17">Ans.<text:tab/> SELECT MIN(salary), MAX(salary), AVG(salary)</text:p>
      <text:p text:style-name="P6"><text:tab/> FROM employees</text:p>
      <text:p text:style-name="P6"/>
      <text:p text:style-name="P5"><text:span text:style-name="T1">10.</text:span> <text:s text:c="6"/>Select the employees whose first_name contains "an"</text:p>
      <text:p text:style-name="P5"/>
      <text:p text:style-name="P9">Ans. <text:tab/>SELECT employee_id, first_name, last_name, salary</text:p>
      <text:p text:style-name="P9"><text:tab/>FROM employees WHERE first_name like '%an%' </text:p>
      <text:p text:style-name="P5"/>
      <text:p text:style-name="P5"/>
      <text:p text:style-name="P5"><text:span text:style-name="T1">11.</text:span> <text:s text:c="6"/>Write an SQL query to display employees who earn more than the average salary in that company</text:p>
      <text:p text:style-name="P5"/>
      <text:p text:style-name="P12">Ans. <text:s/>SELECT employee_id, first_name, last_name, salary FROM employees</text:p>
      <text:p text:style-name="P13"><text:tab/>WHERE salary &gt; (SELECT AVG(salary) from employees)</text:p>
      <text:p text:style-name="P13"><text:s text:c="5"/></text:p>
      <text:p text:style-name="P5"/>
      <text:p text:style-name="P5"><text:span text:style-name="T1">12.</text:span> <text:s text:c="6"/>Find the maximum salary from each department.</text:p>
      <text:p text:style-name="P5"/>
      <text:p text:style-name="P18">Ans.<text:tab/>SELECT department_id, MAX(salary) FROM employees</text:p>
      <text:p text:style-name="P18"><text:tab/>GROUP by department_id</text:p>
      <text:p text:style-name="P18"/>
      <text:p text:style-name="P5"/>
      <text:p text:style-name="P5"><text:span text:style-name="T1">13.</text:span> <text:s text:c="6"/>Write a SQL query to display the 5 least earning employees</text:p>
      <text:p text:style-name="P5"/>
      <text:p text:style-name="P19">Ans. <text:tab/>SELECT employee_id, first_name, last_name, salary</text:p>
      <text:p text:style-name="P19"><text:tab/>FROM employees ORDER BY salary ASC LIMIT 5</text:p>
      <text:p text:style-name="P5"/>
      <text:p text:style-name="P5"/>
      <text:p text:style-name="P5"><text:span text:style-name="T1">14.</text:span> <text:s text:c="6"/>Find the employees hired in the 80s</text:p>
      <text:p text:style-name="P5"/>
      <text:p text:style-name="P7">Ans. <text:s text:c="2"/>SELECT * FROM employees</text:p>
      <text:p text:style-name="P7"><text:tab/> WHERE hire_date BETWEEN '1980-01-01' AND '1989-12-31'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5:18:46.605032965</meta:creation-date>
    <dc:date>2022-06-21T11:06:15.734173428</dc:date>
    <meta:editing-duration>PT3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332" meta:character-count="2338" meta:non-whitespace-character-count="1920"/>
  </office:meta>
</office:document-meta>
</file>